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ab-stops>
          <style:tab-stop style:position="3.4626in" style:type="center"/>
          <style:tab-stop style:position="3.8335in"/>
          <style:tab-stop style:position="6.9252in" style:type="right"/>
        </style:tab-stops>
      </style:paragraph-properties>
      <style:text-properties fo:font-size="16pt" officeooo:rsid="000a0302" officeooo:paragraph-rsid="000a0302" style:font-size-asian="16pt" style:font-size-complex="16pt"/>
    </style:style>
    <style:style style:name="P2" style:family="paragraph" style:parent-style-name="Standard">
      <style:text-properties officeooo:rsid="000a0302" officeooo:paragraph-rsid="000a0302"/>
    </style:style>
    <style:style style:name="P3" style:family="paragraph" style:parent-style-name="Standard">
      <style:text-properties officeooo:paragraph-rsid="000a0302"/>
    </style:style>
    <style:style style:name="P4" style:family="paragraph" style:parent-style-name="Standard" style:list-style-name="L4">
      <style:text-properties officeooo:paragraph-rsid="000e14c5"/>
    </style:style>
    <style:style style:name="P5" style:family="paragraph" style:parent-style-name="Standard" style:list-style-name="L4">
      <style:text-properties officeooo:paragraph-rsid="000fd81c"/>
    </style:style>
    <style:style style:name="P6" style:family="paragraph" style:parent-style-name="Standard" style:list-style-name="L4">
      <style:text-properties officeooo:rsid="000c1c14" officeooo:paragraph-rsid="000c1c14"/>
    </style:style>
    <style:style style:name="P7" style:family="paragraph" style:parent-style-name="Standard">
      <style:text-properties officeooo:rsid="000c1c14" officeooo:paragraph-rsid="000c1c14"/>
    </style:style>
    <style:style style:name="P8" style:family="paragraph" style:parent-style-name="Standard" style:list-style-name="L4">
      <style:text-properties officeooo:rsid="000c4c90" officeooo:paragraph-rsid="000c4c90"/>
    </style:style>
    <style:style style:name="P9" style:family="paragraph" style:parent-style-name="Standard">
      <style:text-properties officeooo:rsid="000c4c90" officeooo:paragraph-rsid="000c4c90"/>
    </style:style>
    <style:style style:name="P10" style:family="paragraph" style:parent-style-name="Standard" style:list-style-name="L4">
      <style:text-properties officeooo:rsid="000dc45d" officeooo:paragraph-rsid="000dc45d"/>
    </style:style>
    <style:style style:name="P11" style:family="paragraph" style:parent-style-name="Standard">
      <style:text-properties officeooo:rsid="000dc45d" officeooo:paragraph-rsid="000dc45d"/>
    </style:style>
    <style:style style:name="P12" style:family="paragraph" style:parent-style-name="Standard">
      <style:text-properties officeooo:paragraph-rsid="000e14c5"/>
    </style:style>
    <style:style style:name="P13" style:family="paragraph" style:parent-style-name="Standard">
      <style:text-properties officeooo:paragraph-rsid="000fd81c"/>
    </style:style>
    <style:style style:name="P14" style:family="paragraph" style:parent-style-name="Standard">
      <style:text-properties officeooo:paragraph-rsid="00117d24"/>
    </style:style>
    <style:style style:name="P15" style:family="paragraph" style:parent-style-name="Standard">
      <style:text-properties officeooo:rsid="001265b8" officeooo:paragraph-rsid="001265b8"/>
    </style:style>
    <style:style style:name="P16"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265b8" officeooo:paragraph-rsid="001265b8" style:text-blinking="false" fo:background-color="transparent" style:font-size-asian="12pt" style:font-size-complex="12pt"/>
    </style:style>
    <style:style style:name="P17" style:family="paragraph" style:parent-style-name="Standard">
      <style:text-properties officeooo:paragraph-rsid="001265b8"/>
    </style:style>
    <style:style style:name="P18" style:family="paragraph" style:parent-style-name="Standard">
      <style:text-properties officeooo:paragraph-rsid="00143539"/>
    </style:style>
    <style:style style:name="P19" style:family="paragraph" style:parent-style-name="Standard" style:list-style-name="L5">
      <style:text-properties officeooo:paragraph-rsid="00165567"/>
    </style:style>
    <style:style style:name="P20" style:family="paragraph" style:parent-style-name="Standard" style:list-style-name="L5">
      <style:text-properties officeooo:rsid="00143539" officeooo:paragraph-rsid="00143539"/>
    </style:style>
    <style:style style:name="P21" style:family="paragraph" style:parent-style-name="Standard">
      <style:text-properties officeooo:paragraph-rsid="00165567"/>
    </style:style>
    <style:style style:name="P22" style:family="paragraph" style:parent-style-name="Standard" style:list-style-name="L5">
      <style:text-properties officeooo:rsid="0017e5e7" officeooo:paragraph-rsid="0017e5e7"/>
    </style:style>
    <style:style style:name="P23" style:family="paragraph" style:parent-style-name="Standard">
      <style:text-properties officeooo:rsid="00197bdf" officeooo:paragraph-rsid="00197bdf"/>
    </style:style>
    <style:style style:name="P24" style:family="paragraph" style:parent-style-name="Standard" style:list-style-name="L5">
      <style:text-properties officeooo:rsid="001b2f7d" officeooo:paragraph-rsid="001b2f7d"/>
    </style:style>
    <style:style style:name="P25" style:family="paragraph" style:parent-style-name="Standard">
      <style:text-properties officeooo:rsid="001b6545" officeooo:paragraph-rsid="001b6545"/>
    </style:style>
    <style:style style:name="P26" style:family="paragraph" style:parent-style-name="Standard" style:list-style-name="L5">
      <style:text-properties officeooo:rsid="001cc9a2" officeooo:paragraph-rsid="001cc9a2"/>
    </style:style>
    <style:style style:name="P27" style:family="paragraph" style:parent-style-name="Standard">
      <style:paragraph-properties fo:break-before="page"/>
      <style:text-properties officeooo:rsid="000a0302" officeooo:paragraph-rsid="000a0302"/>
    </style:style>
    <style:style style:name="T1" style:family="text">
      <style:text-properties officeooo:rsid="000a0302"/>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a0302"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b54c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0c1c1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0c4c9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0e14c5"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17d24"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1265b8"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11"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2" style:family="text">
      <style:text-properties officeooo:rsid="00117d24"/>
    </style:style>
    <style:style style:name="T13" style:family="text">
      <style:text-properties officeooo:rsid="001265b8"/>
    </style:style>
    <style:style style:name="T14" style:family="text">
      <style:text-properties officeooo:rsid="00143539"/>
    </style:style>
    <style:style style:name="T15" style:family="text">
      <style:text-properties officeooo:rsid="00161f70"/>
    </style:style>
    <style:style style:name="T16" style:family="text">
      <style:text-properties officeooo:rsid="00165567"/>
    </style:style>
    <style:style style:name="T17" style:family="text">
      <style:text-properties officeooo:rsid="0018f494"/>
    </style:style>
    <style:style style:name="T18" style:family="text">
      <style:text-properties officeooo:rsid="00197bdf"/>
    </style:style>
    <style:style style:name="T19" style:family="text">
      <style:text-properties officeooo:rsid="001b654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span text:style-name="T1">1. </text:span><text:bookmark text:name="docs-internal-guid-5236405f-7fff-36ac-e86b-c7a288f935a7"/><text:span text:style-name="T2">List 5 difference between Browser JS(console) v</text:span><text:span text:style-name="T5">s</text:span><text:span text:style-name="T2"> Nodejs.</text:span></text:p>
      <text:p text:style-name="P12"><text:span text:style-name="T5"/></text:p>
      <text:list xml:id="list3766212933" text:style-name="L4">
        <text:list-item>
          <text:p text:style-name="P5"><text:span text:style-name="T4">Node</text:span><text:span text:style-name="T5">JS</text:span><text:span text:style-name="T4"> can be called as server side JavaScript and Browser</text:span><text:span text:style-name="T5">JS</text:span><text:span text:style-name="T4"> can be called as client side JavaScript despite </text:span><text:span text:style-name="T3">Both Browser</text:span><text:span text:style-name="T5">JS </text:span><text:span text:style-name="T3">and Node</text:span><text:span text:style-name="T5">JS </text:span><text:span text:style-name="T4">use JavaScript as their programming language.</text:span><text:span text:style-name="T3"> </text:span></text:p>
        </text:list-item>
      </text:list>
      <text:p text:style-name="P13"><text:span text:style-name="T3"/></text:p>
      <text:list xml:id="list52443113703812" text:continue-numbering="true" text:style-name="L4">
        <text:list-item>
          <text:p text:style-name="P5"><text:span text:style-name="T3">I</text:span><text:span text:style-name="T5">nitially JavaScript can only be run in the browser, but NodeJS help us to run JavaScript outside the browser.</text:span></text:p>
        </text:list-item>
      </text:list>
      <text:p text:style-name="P7"><text:span text:style-name="T2"/></text:p>
      <text:list xml:id="list52442968483220" text:continue-numbering="true" text:style-name="L4">
        <text:list-item>
          <text:p text:style-name="P6"><text:span text:style-name="T2">NodeJS does not have capability to add HTML tags </text:span><text:span text:style-name="T6">or DOM</text:span><text:span text:style-name="T2"> where as </text:span><text:span text:style-name="T6">in BrowserJS can interact with DOM,utilize web platforms API etc.</text:span></text:p>
        </text:list-item>
      </text:list>
      <text:p text:style-name="P7"><text:span text:style-name="T6"/></text:p>
      <text:list xml:id="list52442825483161" text:continue-numbering="true" text:style-name="L4">
        <text:list-item>
          <text:p text:style-name="P8"><text:span text:style-name="T2">NodeJS uses the commenJS module system, while in the browser we are starting to see the ES modules standard being implemented.</text:span></text:p>
        </text:list-item>
      </text:list>
      <text:p text:style-name="P9"><text:span text:style-name="T2"/></text:p>
      <text:list xml:id="list52443839402932" text:continue-numbering="true" text:style-name="L4">
        <text:list-item>
          <text:p text:style-name="P10"><text:span text:style-name="T2">NodeJS need to installed separately to run on a system, once installed we can call a JavaScript file directly through terminal or command line. But in case of BrowserJS,browser is responsible to use, interpret and run JavaScript unlike NodeJS we need to load the JS file into an HTML document and then allow the browser to pull the source code and ultimately run the JavaScript.</text:span></text:p>
        </text:list-item>
      </text:list>
      <text:p text:style-name="P11"><text:span text:style-name="T2"/></text:p>
      <text:list xml:id="list52443198075403" text:continue-numbering="true" text:style-name="L4">
        <text:list-item>
          <text:p text:style-name="P4"><text:span text:style-name="T7">The browser sandboxes JavaScript for Safety. NodeJS have unrestricted access to the system and network, and can read and write directly to and from the file system.</text:span></text:p>
        </text:list-item>
      </text:list>
      <text:p text:style-name="P3"><text:span text:style-name="T2"/></text:p>
      <text:p text:style-name="P2"/>
      <text:p text:style-name="P2"/>
      <text:p text:style-name="P2"/>
      <text:p text:style-name="P14"/>
      <text:p text:style-name="P14"><text:span text:style-name="T12">2. W</text:span><text:span text:style-name="T2">atch &amp; summary 5 points -</text:span></text:p>
      <text:p text:style-name="P14"><text:span text:style-name="T8">Video link -</text:span><text:a xlink:type="simple" xlink:href="https://www.youtube.com/watch?v=SmE4OwHztCc&amp;ab_channel=JSConf" text:style-name="Internet_20_link" text:visited-style-name="Visited_20_Internet_20_Link"><text:span text:style-name="T10"> </text:span></text:a><text:a xlink:type="simple" xlink:href="https://www.youtube.com/watch?v=SmE4OwHztCc&amp;ab_channel=JSConf" text:style-name="Internet_20_link" text:visited-style-name="Visited_20_Internet_20_Link"><text:span text:style-name="T11">https://www.youtube.com/watch?v=SmE4OwHztCc&amp;ab_channel=JSConf</text:span></text:a></text:p>
      <text:p text:style-name="P14"><text:span text:style-name="T11"/></text:p>
      <text:p text:style-name="P17"><text:span text:style-name="T9">The title - </text:span>Ryan Seddon: So how does the browser actually render a website | JSConf EU 2015</text:p>
      <text:p text:style-name="P17"/>
      <text:p text:style-name="P15">Here in this video Ryan seddon explains about what actual goes behind the working of Browser.</text:p>
      <text:p text:style-name="P18"><text:span text:style-name="T13">He list out the components to makeup a browser and it goes as Binding, Rendering,Platform and JavaScript Virtual Machine. </text:span></text:p>
      <text:p text:style-name="P18"><text:span text:style-name="T13">The main objective of this video is to look closely How the Rendering part actually works. </text:span><text:span text:style-name="T14">It can be explained as:</text:span></text:p>
      <text:list xml:id="list53481492" text:style-name="L5">
        <text:list-item>
          <text:p text:style-name="P20">The browser parses HTML into DOM tree. HTML parsing involves tokenization and tree construction. HTML tokens includes start and end tags, as well as attributes and values. <text:span text:style-name="T15">The parser parses tokenized input into the document, building up the DOM tree. When the HTML parser finds non- blocking resources, such as an image, the browser will request those resources and continue parsing. </text:span><text:span text:style-name="T16">Parsing can continue when a CSS file is encountered, but &lt;script&gt; tags-particularly those without an async or defer attribute- blocks rendering, and pauses parsing of HTML.</text:span></text:p>
        </text:list-item>
        <text:list-item>
          <text:p text:style-name="P19"><text:soft-page-break/><text:span text:style-name="T16">When the browser encounters <text:s/>CSS styles, it parses the test into the CSS Object Modeling (CSSOM) </text:span>similar to the way in which th<text:span text:style-name="T16">e DOM </text:span>enables a document’s structure and content to be read and modified from JavaScript, the CSSOM allows the document’s styling to be read and modified from JavaScript.</text:p>
        </text:list-item>
      </text:list>
      <text:p text:style-name="P21"/>
      <text:list xml:id="list52443648942626" text:continue-numbering="true" text:style-name="L5">
        <text:list-item>
          <text:p text:style-name="P22">The DOM and CSSOM trees are combined to form the render tree <text:span text:style-name="T17">which captures all the visible DOM content on the page and all the CSSOM style information for each node. The final output is a render that contains both the content and style information of all the visible content on the screen. </text:span><text:span text:style-name="T18">There also forms multiple trees with its own purpose such as Render objects, Render styles, Render layers and Line boxes. With render tree in place we can proceed to Layout Stage.</text:span></text:p>
        </text:list-item>
      </text:list>
      <text:p text:style-name="P23"/>
      <text:list xml:id="list52442246730950" text:continue-numbering="true" text:style-name="L5">
        <text:list-item>
          <text:p text:style-name="P24">Layout is the process by which the width, height, and location of all nodes in the render tree are determined, the determination of the size and position of each object on the page. <text:span text:style-name="T19">To determine the exact size and location of each node, the browser starts at the root of the render tree and traverse it. The output of the layout process is a box model, which precisely captures the exact position and size of each element within the viewport, all the relative <text:s/>measurement are converted to absolute pixels on the screen.</text:span></text:p>
        </text:list-item>
      </text:list>
      <text:p text:style-name="P25"/>
      <text:list xml:id="list52443674019210" text:continue-numbering="true" text:style-name="L5">
        <text:list-item>
          <text:p text:style-name="P26">In the painting phase, the browser converts each box calculated in the layout phase to actual pixels on the screen. Painting involves drawing every visual part of an element to the screen. Painting can break the elements in the layout tree into layers. Promoting content into layers on the GPU improves paint and repaint performances.</text:p>
        </text:list-item>
      </text:list>
      <text:p text:style-name="P17"/>
      <text:p text:style-name="P16"/>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3.4626in" style:type="center"/>
          <style:tab-stop style:position="3.8335in"/>
          <style:tab-stop style:position="6.9252in" style:type="right"/>
        </style:tab-stops>
      </style:paragraph-properties>
      <style:text-properties fo:font-size="16pt" officeooo:rsid="000a0302" officeooo:paragraph-rsid="000a0302"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MP1">Activities 02</text:p>
      </style:header>
    </style:master-page>
    <style:master-page style:name="Foot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22:32:38.998275428</meta:creation-date>
    <dc:date>2021-11-22T05:24:42.003523901</dc:date>
    <meta:editing-duration>PT6M25S</meta:editing-duration>
    <meta:editing-cycles>2</meta:editing-cycles>
    <meta:generator>LibreOffice/6.4.7.2$Linux_X86_64 LibreOffice_project/40$Build-2</meta:generator>
    <meta:document-statistic meta:table-count="0" meta:image-count="0" meta:object-count="0" meta:page-count="3" meta:paragraph-count="19" meta:word-count="658" meta:character-count="3872" meta:non-whitespace-character-count="3240"/>
  </office:meta>
</office:document-meta>
</file>